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c555" officeooo:paragraph-rsid="001bc555"/>
    </style:style>
    <style:style style:name="P2" style:family="paragraph" style:parent-style-name="Standard">
      <style:paragraph-properties fo:text-align="center" style:justify-single-word="false"/>
      <style:text-properties fo:font-size="32pt" officeooo:rsid="001bc555" officeooo:paragraph-rsid="001bc555" style:font-size-asian="32pt" style:font-size-complex="32pt"/>
    </style:style>
    <style:style style:name="P3" style:family="paragraph" style:parent-style-name="Standard">
      <style:text-properties officeooo:rsid="001bc555" officeooo:paragraph-rsid="001bc555"/>
    </style:style>
    <style:style style:name="P4" style:family="paragraph" style:parent-style-name="Header">
      <style:text-properties officeooo:rsid="001c1bd9" officeooo:paragraph-rsid="001c1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P编程框架</text:p>
      <text:p text:style-name="P1"/>
      <text:p text:style-name="P1">服务器</text:p>
      <text:p text:style-name="P1">#include &lt;winsock2.h&gt;</text:p>
      <text:p text:style-name="P1">#include &lt;stdio.h&gt;</text:p>
      <text:p text:style-name="P1"/>
      <text:p text:style-name="P1">#define PORT 1355</text:p>
      <text:p text:style-name="P1">#define LEN 256</text:p>
      <text:p text:style-name="P1"/>
      <text:p text:style-name="P1">int main ()</text:p>
      <text:p text:style-name="P1">{</text:p>
      <text:p text:style-name="P1"><text:tab/>WSADATA wsaData;</text:p>
      <text:p text:style-name="P1"><text:tab/>SOCKET ss;</text:p>
      <text:p text:style-name="P1"><text:tab/>sockaddr_in in,from;</text:p>
      <text:p text:style-name="P1"><text:tab/>char buf[LEN] = {0};</text:p>
      <text:p text:style-name="P1"><text:tab/>int namelen, len;</text:p>
      <text:p text:style-name="P1"/>
      <text:p text:style-name="P1"><text:tab/>WSAStartup(MAKEWORD(2,2), &amp;wsaData);</text:p>
      <text:p text:style-name="P1"><text:tab/>ss = socket(AF_INET, SOCK_DGRAM, 0);</text:p>
      <text:p text:style-name="P1"><text:tab/>memset (&amp;in, 0, sizeof(in));</text:p>
      <text:p text:style-name="P1"><text:tab/>in.sin_family = AF_INET;</text:p>
      <text:p text:style-name="P1"><text:tab/>in.sin_port = htons(PORT);</text:p>
      <text:p text:style-name="P1"><text:tab/>in.sin_addr.s_addr = inet_addr("127.0.0.1");</text:p>
      <text:p text:style-name="P1"><text:tab/>bind(ss, (sockaddr *)&amp;in, sizeof(in));</text:p>
      <text:p text:style-name="P1"><text:tab/>memset (&amp;from, 0, sizeof(from));</text:p>
      <text:p text:style-name="P1"><text:tab/>namelen = sizeof(from);</text:p>
      <text:p text:style-name="P1"/>
      <text:p text:style-name="P1"><text:tab/>/* recv buf */</text:p>
      <text:p text:style-name="P1"><text:tab/>len = recvfrom(ss, buf, LEN, 0, (sockaddr *)&amp;from, &amp;namelen);</text:p>
      <text:p text:style-name="P1"><text:tab/>printf ("Recv:%s\n", buf);</text:p>
      <text:p text:style-name="P1"><text:tab/>/* send buf */</text:p>
      <text:p text:style-name="P1"><text:tab/>sendto(ss, buf, sizeof(buf), 0, (sockaddr *)&amp;from, sizeof(from));</text:p>
      <text:p text:style-name="P1"/>
      <text:p text:style-name="P1"><text:tab/>WSACleanup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客户端</text:p>
      <text:p text:style-name="P1">#include &lt;winsock2.h&gt;</text:p>
      <text:p text:style-name="P1">#define PORT 1355</text:p>
      <text:p text:style-name="P1"/>
      <text:p text:style-name="P1">int main ()</text:p>
      <text:p text:style-name="P1">{</text:p>
      <text:p text:style-name="P1"><text:tab/>WSADATA wsaData;</text:p>
      <text:p text:style-name="P1"><text:tab/>SOCKET sc;</text:p>
      <text:p text:style-name="P1"><text:tab/>sockaddr_in to, fromserver;</text:p>
      <text:p text:style-name="P1"><text:tab/>int len, namelen;</text:p>
      <text:p text:style-name="P1"/>
      <text:p text:style-name="P1"><text:tab/>WSAStartup(MAKEWORD(2,2), &amp;wsaData);</text:p>
      <text:p text:style-name="P1"><text:tab/>sc = socket(AF_INET, SOCKDGRAM, 0);</text:p>
      <text:p text:style-name="P1"><text:tab/>memset (&amp;to, 0, sizeof(to));</text:p>
      <text:p text:style-name="P1"><text:tab/>to.sin_family = AF_INET;</text:p>
      <text:p text:style-name="P1"><text:tab/>to.sin_port = htons(PORT);</text:p>
      <text:p text:style-name="P1"><text:tab/>to.sin_addr.s_addr = inet_addr("127.0.0.1");</text:p>
      <text:p text:style-name="P1"><text:tab/>memset (&amp;fromserver, 0, sizeof(fromserver));</text:p>
      <text:p text:style-name="P1"/>
      <text:p text:style-name="P1"><text:tab/>len = sendto(sc, "HELLO", strlen("HELLO"), 0, (sockaddr *)&amp;to, sizeof(to));</text:p>
      <text:p text:style-name="P1"><text:tab/>namelen = sizeof(fromserver);</text:p>
      <text:p text:style-name="P1"><text:tab/>recvfrom(sc, buf, sizeof(buf), 0, (sockaddr *)&amp;fromserver, &amp;namelen);</text:p>
      <text:p text:style-name="P1"><text:tab/>WSACleanup(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1bd9" officeooo:paragraph-rsid="001c1b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DP编程框架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8:45:31.883904108</meta:creation-date>
    <dc:date>2014-06-05T08:51:01.072185516</dc:date>
    <meta:editing-duration>PT9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2" meta:paragraph-count="51" meta:word-count="167" meta:character-count="1246" meta:non-whitespace-character-count="1107"/>
  </office:meta>
</office:document-meta>
</file>